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table:number-columns-repeated="6"/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B1103</text:p>
          </table:table-cell>
          <table:table-cell office:value-type="string" calcext:value-type="string">
            <text:p>IITA-TMS-IBA30572</text:p>
          </table:table-cell>
          <table:table-cell office:value-type="string" calcext:value-type="string">
            <text:p>IITA-TMS-IBA30555</text:p>
          </table:table-cell>
          <table:table-cell office:value-type="float" office:value="0.013182617" calcext:value-type="float">
            <text:p>0.013182617</text:p>
          </table:table-cell>
          <table:table-cell office:value-type="float" office:value="72066" calcext:value-type="float">
            <text:p>72066</text:p>
          </table:table-cell>
          <table:table-cell office:value-type="float" office:value="287726" calcext:value-type="float">
            <text:p>28772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B1139</text:p>
          </table:table-cell>
          <table:table-cell office:value-type="string" calcext:value-type="string">
            <text:p>IITA-TMS-IBA30572</text:p>
          </table:table-cell>
          <table:table-cell office:value-type="string" calcext:value-type="string">
            <text:p>IITA-TMS-IBA30555</text:p>
          </table:table-cell>
          <table:table-cell office:value-type="float" office:value="0.015684062" calcext:value-type="float">
            <text:p>0.015684062</text:p>
          </table:table-cell>
          <table:table-cell office:value-type="float" office:value="65569" calcext:value-type="float">
            <text:p>65569</text:p>
          </table:table-cell>
          <table:table-cell office:value-type="float" office:value="294223" calcext:value-type="float">
            <text:p>29422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B1163</text:p>
          </table:table-cell>
          <table:table-cell office:value-type="string" calcext:value-type="string">
            <text:p>IITA-TMS-IBA30572</text:p>
          </table:table-cell>
          <table:table-cell office:value-type="string" calcext:value-type="string">
            <text:p>IITA-TMS-IBA30555</text:p>
          </table:table-cell>
          <table:table-cell office:value-type="float" office:value="0.016050941" calcext:value-type="float">
            <text:p>0.016050941</text:p>
          </table:table-cell>
          <table:table-cell office:value-type="float" office:value="66962" calcext:value-type="float">
            <text:p>66962</text:p>
          </table:table-cell>
          <table:table-cell office:value-type="float" office:value="292830" calcext:value-type="float">
            <text:p>29283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B4100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IITA-TMS-IBA30555</text:p>
          </table:table-cell>
          <table:table-cell office:value-type="float" office:value="0.013152043" calcext:value-type="float">
            <text:p>0.013152043</text:p>
          </table:table-cell>
          <table:table-cell office:value-type="float" office:value="67979" calcext:value-type="float">
            <text:p>67979</text:p>
          </table:table-cell>
          <table:table-cell office:value-type="float" office:value="291813" calcext:value-type="float">
            <text:p>29181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B427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IITA-TMS-IBA30555</text:p>
          </table:table-cell>
          <table:table-cell office:value-type="float" office:value="0.012871326" calcext:value-type="float">
            <text:p>0.012871326</text:p>
          </table:table-cell>
          <table:table-cell office:value-type="float" office:value="68141" calcext:value-type="float">
            <text:p>68141</text:p>
          </table:table-cell>
          <table:table-cell office:value-type="float" office:value="291651" calcext:value-type="float">
            <text:p>29165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OB452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IITA-TMS-IBA30555</text:p>
          </table:table-cell>
          <table:table-cell office:value-type="float" office:value="0.012673989" calcext:value-type="float">
            <text:p>0.012673989</text:p>
          </table:table-cell>
          <table:table-cell office:value-type="float" office:value="68460" calcext:value-type="float">
            <text:p>68460</text:p>
          </table:table-cell>
          <table:table-cell office:value-type="float" office:value="291332" calcext:value-type="float">
            <text:p>29133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B474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IITA-TMS-IBA30555</text:p>
          </table:table-cell>
          <table:table-cell office:value-type="float" office:value="0.012560035" calcext:value-type="float">
            <text:p>0.012560035</text:p>
          </table:table-cell>
          <table:table-cell office:value-type="float" office:value="68606" calcext:value-type="float">
            <text:p>68606</text:p>
          </table:table-cell>
          <table:table-cell office:value-type="float" office:value="291186" calcext:value-type="float">
            <text:p>29118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B475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IITA-TMS-IBA30555</text:p>
          </table:table-cell>
          <table:table-cell office:value-type="float" office:value="0.011717881" calcext:value-type="float">
            <text:p>0.011717881</text:p>
          </table:table-cell>
          <table:table-cell office:value-type="float" office:value="71061" calcext:value-type="float">
            <text:p>71061</text:p>
          </table:table-cell>
          <table:table-cell office:value-type="float" office:value="288731" calcext:value-type="float">
            <text:p>28873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OB477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IITA-TMS-IBA30555</text:p>
          </table:table-cell>
          <table:table-cell office:value-type="float" office:value="0.012529461" calcext:value-type="float">
            <text:p>0.012529461</text:p>
          </table:table-cell>
          <table:table-cell office:value-type="float" office:value="68329" calcext:value-type="float">
            <text:p>68329</text:p>
          </table:table-cell>
          <table:table-cell office:value-type="float" office:value="291463" calcext:value-type="float">
            <text:p>29146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OB479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IITA-TMS-IBA30555</text:p>
          </table:table-cell>
          <table:table-cell office:value-type="float" office:value="0.010186441" calcext:value-type="float">
            <text:p>0.010186441</text:p>
          </table:table-cell>
          <table:table-cell office:value-type="float" office:value="72303" calcext:value-type="float">
            <text:p>72303</text:p>
          </table:table-cell>
          <table:table-cell office:value-type="float" office:value="287489" calcext:value-type="float">
            <text:p>28748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OB5104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NR8212</text:p>
          </table:table-cell>
          <table:table-cell office:value-type="float" office:value="0.005628252" calcext:value-type="float">
            <text:p>0.005628252</text:p>
          </table:table-cell>
          <table:table-cell office:value-type="float" office:value="67074" calcext:value-type="float">
            <text:p>67074</text:p>
          </table:table-cell>
          <table:table-cell office:value-type="float" office:value="292718" calcext:value-type="float">
            <text:p>29271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OB511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NR8212</text:p>
          </table:table-cell>
          <table:table-cell office:value-type="float" office:value="0.004677703" calcext:value-type="float">
            <text:p>0.004677703</text:p>
          </table:table-cell>
          <table:table-cell office:value-type="float" office:value="66824" calcext:value-type="float">
            <text:p>66824</text:p>
          </table:table-cell>
          <table:table-cell office:value-type="float" office:value="292968" calcext:value-type="float">
            <text:p>29296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OB512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NR8212</text:p>
          </table:table-cell>
          <table:table-cell office:value-type="float" office:value="0.004799996" calcext:value-type="float">
            <text:p>0.004799996</text:p>
          </table:table-cell>
          <table:table-cell office:value-type="float" office:value="66905" calcext:value-type="float">
            <text:p>66905</text:p>
          </table:table-cell>
          <table:table-cell office:value-type="float" office:value="292887" calcext:value-type="float">
            <text:p>29288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OB517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NR8212</text:p>
          </table:table-cell>
          <table:table-cell office:value-type="float" office:value="0.005044581" calcext:value-type="float">
            <text:p>0.005044581</text:p>
          </table:table-cell>
          <table:table-cell office:value-type="float" office:value="68147" calcext:value-type="float">
            <text:p>68147</text:p>
          </table:table-cell>
          <table:table-cell office:value-type="float" office:value="291645" calcext:value-type="float">
            <text:p>29164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OB524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NR8212</text:p>
          </table:table-cell>
          <table:table-cell office:value-type="float" office:value="0.010475497" calcext:value-type="float">
            <text:p>0.010475497</text:p>
          </table:table-cell>
          <table:table-cell office:value-type="float" office:value="70751" calcext:value-type="float">
            <text:p>70751</text:p>
          </table:table-cell>
          <table:table-cell office:value-type="float" office:value="289041" calcext:value-type="float">
            <text:p>28904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OB528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NR8212</text:p>
          </table:table-cell>
          <table:table-cell office:value-type="float" office:value="0.005625472" calcext:value-type="float">
            <text:p>0.005625472</text:p>
          </table:table-cell>
          <table:table-cell office:value-type="float" office:value="67007" calcext:value-type="float">
            <text:p>67007</text:p>
          </table:table-cell>
          <table:table-cell office:value-type="float" office:value="292785" calcext:value-type="float">
            <text:p>29278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OB536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NR8212</text:p>
          </table:table-cell>
          <table:table-cell office:value-type="float" office:value="0.005041802" calcext:value-type="float">
            <text:p>0.005041802</text:p>
          </table:table-cell>
          <table:table-cell office:value-type="float" office:value="66933" calcext:value-type="float">
            <text:p>66933</text:p>
          </table:table-cell>
          <table:table-cell office:value-type="float" office:value="292859" calcext:value-type="float">
            <text:p>29285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COB54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NR8212</text:p>
          </table:table-cell>
          <table:table-cell office:value-type="float" office:value="0.005467048" calcext:value-type="float">
            <text:p>0.005467048</text:p>
          </table:table-cell>
          <table:table-cell office:value-type="float" office:value="67243" calcext:value-type="float">
            <text:p>67243</text:p>
          </table:table-cell>
          <table:table-cell office:value-type="float" office:value="292549" calcext:value-type="float">
            <text:p>29254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OB544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NR8212</text:p>
          </table:table-cell>
          <table:table-cell office:value-type="float" office:value="0.009658358" calcext:value-type="float">
            <text:p>0.009658358</text:p>
          </table:table-cell>
          <table:table-cell office:value-type="float" office:value="69769" calcext:value-type="float">
            <text:p>69769</text:p>
          </table:table-cell>
          <table:table-cell office:value-type="float" office:value="290023" calcext:value-type="float">
            <text:p>29002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OB548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NR8212</text:p>
          </table:table-cell>
          <table:table-cell office:value-type="float" office:value="0.004524837" calcext:value-type="float">
            <text:p>0.004524837</text:p>
          </table:table-cell>
          <table:table-cell office:value-type="float" office:value="67052" calcext:value-type="float">
            <text:p>67052</text:p>
          </table:table-cell>
          <table:table-cell office:value-type="float" office:value="292740" calcext:value-type="float">
            <text:p>2927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OB553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NR8212</text:p>
          </table:table-cell>
          <table:table-cell office:value-type="float" office:value="0.00897185" calcext:value-type="float">
            <text:p>0.00897185</text:p>
          </table:table-cell>
          <table:table-cell office:value-type="float" office:value="69984" calcext:value-type="float">
            <text:p>69984</text:p>
          </table:table-cell>
          <table:table-cell office:value-type="float" office:value="289808" calcext:value-type="float">
            <text:p>289808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COB557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NR8212</text:p>
          </table:table-cell>
          <table:table-cell office:value-type="float" office:value="0.005414239" calcext:value-type="float">
            <text:p>0.005414239</text:p>
          </table:table-cell>
          <table:table-cell office:value-type="float" office:value="67418" calcext:value-type="float">
            <text:p>67418</text:p>
          </table:table-cell>
          <table:table-cell office:value-type="float" office:value="292374" calcext:value-type="float">
            <text:p>29237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OB561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NR8212</text:p>
          </table:table-cell>
          <table:table-cell office:value-type="float" office:value="0.005733868" calcext:value-type="float">
            <text:p>0.005733868</text:p>
          </table:table-cell>
          <table:table-cell office:value-type="float" office:value="67065" calcext:value-type="float">
            <text:p>67065</text:p>
          </table:table-cell>
          <table:table-cell office:value-type="float" office:value="292727" calcext:value-type="float">
            <text:p>29272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OB7180</text:p>
          </table:table-cell>
          <table:table-cell office:value-type="string" calcext:value-type="string">
            <text:p>IITA-TMS-IBA980505</text:p>
          </table:table-cell>
          <table:table-cell office:value-type="string" calcext:value-type="string">
            <text:p>IITA-TMS-IBA30555</text:p>
          </table:table-cell>
          <table:table-cell office:value-type="float" office:value="0.01150109" calcext:value-type="float">
            <text:p>0.01150109</text:p>
          </table:table-cell>
          <table:table-cell office:value-type="float" office:value="65541" calcext:value-type="float">
            <text:p>65541</text:p>
          </table:table-cell>
          <table:table-cell office:value-type="float" office:value="294251" calcext:value-type="float">
            <text:p>29425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OB7197</text:p>
          </table:table-cell>
          <table:table-cell office:value-type="string" calcext:value-type="string">
            <text:p>IITA-TMS-IBA980505</text:p>
          </table:table-cell>
          <table:table-cell office:value-type="string" calcext:value-type="string">
            <text:p>IITA-TMS-IBA30555</text:p>
          </table:table-cell>
          <table:table-cell office:value-type="float" office:value="0.012143127" calcext:value-type="float">
            <text:p>0.012143127</text:p>
          </table:table-cell>
          <table:table-cell office:value-type="float" office:value="65474" calcext:value-type="float">
            <text:p>65474</text:p>
          </table:table-cell>
          <table:table-cell office:value-type="float" office:value="294318" calcext:value-type="float">
            <text:p>29431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COB725</text:p>
          </table:table-cell>
          <table:table-cell office:value-type="string" calcext:value-type="string">
            <text:p>IITA-TMS-IBA980505</text:p>
          </table:table-cell>
          <table:table-cell office:value-type="string" calcext:value-type="string">
            <text:p>IITA-TMS-IBA30555</text:p>
          </table:table-cell>
          <table:table-cell office:value-type="float" office:value="0.012415507" calcext:value-type="float">
            <text:p>0.012415507</text:p>
          </table:table-cell>
          <table:table-cell office:value-type="float" office:value="64603" calcext:value-type="float">
            <text:p>64603</text:p>
          </table:table-cell>
          <table:table-cell office:value-type="float" office:value="295189" calcext:value-type="float">
            <text:p>29518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IITA-TMS-BAD9200061</text:p>
          </table:table-cell>
          <table:table-cell office:value-type="string" calcext:value-type="string">
            <text:p>TMEB1</text:p>
          </table:table-cell>
          <table:table-cell office:value-type="string" calcext:value-type="string">
            <text:p>IITA-TMS-IBA91934</text:p>
          </table:table-cell>
          <table:table-cell office:value-type="float" office:value="0.004875039" calcext:value-type="float">
            <text:p>0.004875039</text:p>
          </table:table-cell>
          <table:table-cell office:value-type="float" office:value="61873" calcext:value-type="float">
            <text:p>61873</text:p>
          </table:table-cell>
          <table:table-cell office:value-type="float" office:value="297919" calcext:value-type="float">
            <text:p>29791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IITA-TMS-IBA011115</text:p>
          </table:table-cell>
          <table:table-cell office:value-type="string" calcext:value-type="string">
            <text:p>IITA-TMS-IBA950379</text:p>
          </table:table-cell>
          <table:table-cell office:value-type="string" calcext:value-type="string">
            <text:p>IITA-TMS-IBA960590</text:p>
          </table:table-cell>
          <table:table-cell office:value-type="float" office:value="0.004930627" calcext:value-type="float">
            <text:p>0.004930627</text:p>
          </table:table-cell>
          <table:table-cell office:value-type="float" office:value="60087" calcext:value-type="float">
            <text:p>60087</text:p>
          </table:table-cell>
          <table:table-cell office:value-type="float" office:value="299705" calcext:value-type="float">
            <text:p>29970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IITA-TMS-IBA011206</text:p>
          </table:table-cell>
          <table:table-cell office:value-type="string" calcext:value-type="string">
            <text:p>IITA-TMS-IBA950971</text:p>
          </table:table-cell>
          <table:table-cell office:value-type="string" calcext:value-type="string">
            <text:p>NR8421</text:p>
          </table:table-cell>
          <table:table-cell office:value-type="float" office:value="0.004774981" calcext:value-type="float">
            <text:p>0.004774981</text:p>
          </table:table-cell>
          <table:table-cell office:value-type="float" office:value="63014" calcext:value-type="float">
            <text:p>63014</text:p>
          </table:table-cell>
          <table:table-cell office:value-type="float" office:value="296778" calcext:value-type="float">
            <text:p>29677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IITA-TMS-IBA011224</text:p>
          </table:table-cell>
          <table:table-cell office:value-type="string" calcext:value-type="string">
            <text:p>IITA-TMS-IBA9001554</text:p>
          </table:table-cell>
          <table:table-cell office:value-type="string" calcext:value-type="string">
            <text:p>IITA-TMS-IBA960035</text:p>
          </table:table-cell>
          <table:table-cell office:value-type="float" office:value="0.014155401" calcext:value-type="float">
            <text:p>0.014155401</text:p>
          </table:table-cell>
          <table:table-cell office:value-type="float" office:value="72884" calcext:value-type="float">
            <text:p>72884</text:p>
          </table:table-cell>
          <table:table-cell office:value-type="float" office:value="286908" calcext:value-type="float">
            <text:p>28690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IITA-TMS-IBA011368</text:p>
          </table:table-cell>
          <table:table-cell office:value-type="string" calcext:value-type="string">
            <text:p>IITA-TMS-IBA940561</text:p>
          </table:table-cell>
          <table:table-cell office:value-type="string" calcext:value-type="string">
            <text:p>IITA-TMS-IBA940263</text:p>
          </table:table-cell>
          <table:table-cell office:value-type="float" office:value="0.003793859" calcext:value-type="float">
            <text:p>0.003793859</text:p>
          </table:table-cell>
          <table:table-cell office:value-type="float" office:value="69968" calcext:value-type="float">
            <text:p>69968</text:p>
          </table:table-cell>
          <table:table-cell office:value-type="float" office:value="289824" calcext:value-type="float">
            <text:p>28982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IITA-TMS-IBA011371</text:p>
          </table:table-cell>
          <table:table-cell office:value-type="string" calcext:value-type="string">
            <text:p>IITA-TMS-IBA940561</text:p>
          </table:table-cell>
          <table:table-cell office:value-type="string" calcext:value-type="string">
            <text:p>IITA-TMS-IBA940263</text:p>
          </table:table-cell>
          <table:table-cell office:value-type="float" office:value="0.003999533" calcext:value-type="float">
            <text:p>0.003999533</text:p>
          </table:table-cell>
          <table:table-cell office:value-type="float" office:value="69708" calcext:value-type="float">
            <text:p>69708</text:p>
          </table:table-cell>
          <table:table-cell office:value-type="float" office:value="290084" calcext:value-type="float">
            <text:p>290084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IITA-TMS-IBA011404</text:p>
          </table:table-cell>
          <table:table-cell office:value-type="string" calcext:value-type="string">
            <text:p>IITA-TMS-IBA30572</text:p>
          </table:table-cell>
          <table:table-cell office:value-type="string" calcext:value-type="string">
            <text:p>IITA-TMS-IBA950379</text:p>
          </table:table-cell>
          <table:table-cell office:value-type="float" office:value="0.016070396" calcext:value-type="float">
            <text:p>0.016070396</text:p>
          </table:table-cell>
          <table:table-cell office:value-type="float" office:value="72289" calcext:value-type="float">
            <text:p>72289</text:p>
          </table:table-cell>
          <table:table-cell office:value-type="float" office:value="287503" calcext:value-type="float">
            <text:p>28750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IITA-TMS-IBA011412</text:p>
          </table:table-cell>
          <table:table-cell office:value-type="string" calcext:value-type="string">
            <text:p>IITA-TMS-IBA950971</text:p>
          </table:table-cell>
          <table:table-cell office:value-type="string" calcext:value-type="string">
            <text:p>IITA-TMS-IBA940561</text:p>
          </table:table-cell>
          <table:table-cell office:value-type="float" office:value="0.00631476" calcext:value-type="float">
            <text:p>0.00631476</text:p>
          </table:table-cell>
          <table:table-cell office:value-type="float" office:value="71491" calcext:value-type="float">
            <text:p>71491</text:p>
          </table:table-cell>
          <table:table-cell office:value-type="float" office:value="288301" calcext:value-type="float">
            <text:p>28830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IITA-TMS-IBA011413</text:p>
          </table:table-cell>
          <table:table-cell office:value-type="string" calcext:value-type="string">
            <text:p>IITA-TMS-IBA950971</text:p>
          </table:table-cell>
          <table:table-cell office:value-type="string" calcext:value-type="string">
            <text:p>IITA-TMS-IBA940561</text:p>
          </table:table-cell>
          <table:table-cell office:value-type="float" office:value="0.005945102" calcext:value-type="float">
            <text:p>0.005945102</text:p>
          </table:table-cell>
          <table:table-cell office:value-type="float" office:value="64306" calcext:value-type="float">
            <text:p>64306</text:p>
          </table:table-cell>
          <table:table-cell office:value-type="float" office:value="295486" calcext:value-type="float">
            <text:p>29548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IITA-TMS-IBA011442</text:p>
          </table:table-cell>
          <table:table-cell office:value-type="string" calcext:value-type="string">
            <text:p>IITA-TMS-IBA950379</text:p>
          </table:table-cell>
          <table:table-cell office:value-type="string" calcext:value-type="string">
            <text:p>IITA-TMS-IBA940330</text:p>
          </table:table-cell>
          <table:table-cell office:value-type="float" office:value="0.005917308" calcext:value-type="float">
            <text:p>0.005917308</text:p>
          </table:table-cell>
          <table:table-cell office:value-type="float" office:value="69872" calcext:value-type="float">
            <text:p>69872</text:p>
          </table:table-cell>
          <table:table-cell office:value-type="float" office:value="289920" calcext:value-type="float">
            <text:p>28992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IITA-TMS-IBA011560</text:p>
          </table:table-cell>
          <table:table-cell office:value-type="string" calcext:value-type="string">
            <text:p>IITA-TMS-IBA8902195</text:p>
          </table:table-cell>
          <table:table-cell office:value-type="string" calcext:value-type="string">
            <text:p>IITA-TMS-IBA950925</text:p>
          </table:table-cell>
          <table:table-cell office:value-type="float" office:value="0.005642149" calcext:value-type="float">
            <text:p>0.005642149</text:p>
          </table:table-cell>
          <table:table-cell office:value-type="float" office:value="62542" calcext:value-type="float">
            <text:p>62542</text:p>
          </table:table-cell>
          <table:table-cell office:value-type="float" office:value="297250" calcext:value-type="float">
            <text:p>29725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IITA-TMS-IBA011646</text:p>
          </table:table-cell>
          <table:table-cell office:value-type="string" calcext:value-type="string">
            <text:p>IITA-TMS-IBA8902195</text:p>
          </table:table-cell>
          <table:table-cell office:value-type="string" calcext:value-type="string">
            <text:p>IITA-TMS-IBA940330</text:p>
          </table:table-cell>
          <table:table-cell office:value-type="float" office:value="0.00856884" calcext:value-type="float">
            <text:p>0.00856884</text:p>
          </table:table-cell>
          <table:table-cell office:value-type="float" office:value="63947" calcext:value-type="float">
            <text:p>63947</text:p>
          </table:table-cell>
          <table:table-cell office:value-type="float" office:value="295845" calcext:value-type="float">
            <text:p>29584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IITA-TMS-IBA011659</text:p>
          </table:table-cell>
          <table:table-cell office:value-type="string" calcext:value-type="string">
            <text:p>IITA-TMS-IBA8902195</text:p>
          </table:table-cell>
          <table:table-cell office:value-type="string" calcext:value-type="string">
            <text:p>IITA-TMS-IBA950379</text:p>
          </table:table-cell>
          <table:table-cell office:value-type="float" office:value="0.005530973" calcext:value-type="float">
            <text:p>0.005530973</text:p>
          </table:table-cell>
          <table:table-cell office:value-type="float" office:value="64941" calcext:value-type="float">
            <text:p>64941</text:p>
          </table:table-cell>
          <table:table-cell office:value-type="float" office:value="294851" calcext:value-type="float">
            <text:p>29485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IITA-TMS-IBA011663</text:p>
          </table:table-cell>
          <table:table-cell office:value-type="string" calcext:value-type="string">
            <text:p>IITA-TMS-IBA8902195</text:p>
          </table:table-cell>
          <table:table-cell office:value-type="string" calcext:value-type="string">
            <text:p>IITA-TMS-IBA950379</text:p>
          </table:table-cell>
          <table:table-cell office:value-type="float" office:value="0.005744986" calcext:value-type="float">
            <text:p>0.005744986</text:p>
          </table:table-cell>
          <table:table-cell office:value-type="float" office:value="64392" calcext:value-type="float">
            <text:p>64392</text:p>
          </table:table-cell>
          <table:table-cell office:value-type="float" office:value="295400" calcext:value-type="float">
            <text:p>29540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IITA-TMS-IBA011731</text:p>
          </table:table-cell>
          <table:table-cell office:value-type="string" calcext:value-type="string">
            <text:p>IITA-TMS-IBA940239</text:p>
          </table:table-cell>
          <table:table-cell office:value-type="string" calcext:value-type="string">
            <text:p>TMEB117</text:p>
          </table:table-cell>
          <table:table-cell office:value-type="float" office:value="0.005244697" calcext:value-type="float">
            <text:p>0.005244697</text:p>
          </table:table-cell>
          <table:table-cell office:value-type="float" office:value="60250" calcext:value-type="float">
            <text:p>60250</text:p>
          </table:table-cell>
          <table:table-cell office:value-type="float" office:value="299542" calcext:value-type="float">
            <text:p>29954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IITA-TMS-IBA011797</text:p>
          </table:table-cell>
          <table:table-cell office:value-type="string" calcext:value-type="string">
            <text:p>IITA-TMS-IBA950379</text:p>
          </table:table-cell>
          <table:table-cell office:value-type="string" calcext:value-type="string">
            <text:p>TMEB117</text:p>
          </table:table-cell>
          <table:table-cell office:value-type="float" office:value="0.0046916" calcext:value-type="float">
            <text:p>0.0046916</text:p>
          </table:table-cell>
          <table:table-cell office:value-type="float" office:value="57857" calcext:value-type="float">
            <text:p>57857</text:p>
          </table:table-cell>
          <table:table-cell office:value-type="float" office:value="301935" calcext:value-type="float">
            <text:p>301935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IITA-TMS-IBA011807</text:p>
          </table:table-cell>
          <table:table-cell office:value-type="string" calcext:value-type="string">
            <text:p>TMEB9</text:p>
          </table:table-cell>
          <table:table-cell office:value-type="string" calcext:value-type="string">
            <text:p>IITA-TMS-IBA91934</text:p>
          </table:table-cell>
          <table:table-cell office:value-type="float" office:value="0.005033464" calcext:value-type="float">
            <text:p>0.005033464</text:p>
          </table:table-cell>
          <table:table-cell office:value-type="float" office:value="63066" calcext:value-type="float">
            <text:p>63066</text:p>
          </table:table-cell>
          <table:table-cell office:value-type="float" office:value="296726" calcext:value-type="float">
            <text:p>296726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IITA-TMS-IBA050128</text:p>
          </table:table-cell>
          <table:table-cell office:value-type="string" calcext:value-type="string">
            <text:p>TMEB693</text:p>
          </table:table-cell>
          <table:table-cell office:value-type="string" calcext:value-type="string">
            <text:p>TMEB1</text:p>
          </table:table-cell>
          <table:table-cell office:value-type="float" office:value="0.00820752" calcext:value-type="float">
            <text:p>0.00820752</text:p>
          </table:table-cell>
          <table:table-cell office:value-type="float" office:value="65095" calcext:value-type="float">
            <text:p>65095</text:p>
          </table:table-cell>
          <table:table-cell office:value-type="float" office:value="294697" calcext:value-type="float">
            <text:p>294697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IITA-TMS-IBA050186</text:p>
          </table:table-cell>
          <table:table-cell office:value-type="string" calcext:value-type="string">
            <text:p>IITA-TMS-IBA930098</text:p>
          </table:table-cell>
          <table:table-cell office:value-type="string" calcext:value-type="string">
            <text:p>IITA-TMS-IBA940561</text:p>
          </table:table-cell>
          <table:table-cell office:value-type="float" office:value="0.004346956" calcext:value-type="float">
            <text:p>0.004346956</text:p>
          </table:table-cell>
          <table:table-cell office:value-type="float" office:value="69108" calcext:value-type="float">
            <text:p>69108</text:p>
          </table:table-cell>
          <table:table-cell office:value-type="float" office:value="290684" calcext:value-type="float">
            <text:p>290684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IITA-TMS-IBA050286</text:p>
          </table:table-cell>
          <table:table-cell office:value-type="string" calcext:value-type="string">
            <text:p>IITA-TMS-IBA950379</text:p>
          </table:table-cell>
          <table:table-cell office:value-type="string" calcext:value-type="string">
            <text:p>IITA-TMS-IBA30572</text:p>
          </table:table-cell>
          <table:table-cell office:value-type="float" office:value="0.006500978" calcext:value-type="float">
            <text:p>0.006500978</text:p>
          </table:table-cell>
          <table:table-cell office:value-type="float" office:value="67509" calcext:value-type="float">
            <text:p>67509</text:p>
          </table:table-cell>
          <table:table-cell office:value-type="float" office:value="292283" calcext:value-type="float">
            <text:p>29228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IITA-TMS-IBA050327</text:p>
          </table:table-cell>
          <table:table-cell office:value-type="string" calcext:value-type="string">
            <text:p>IITA-TMS-IBA961089A</text:p>
          </table:table-cell>
          <table:table-cell office:value-type="string" calcext:value-type="string">
            <text:p>IITA-TMS-IBA30572</text:p>
          </table:table-cell>
          <table:table-cell office:value-type="float" office:value="0.008785632" calcext:value-type="float">
            <text:p>0.008785632</text:p>
          </table:table-cell>
          <table:table-cell office:value-type="float" office:value="69900" calcext:value-type="float">
            <text:p>69900</text:p>
          </table:table-cell>
          <table:table-cell office:value-type="float" office:value="289892" calcext:value-type="float">
            <text:p>28989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IITA-TMS-IBA050998</text:p>
          </table:table-cell>
          <table:table-cell office:value-type="string" calcext:value-type="string">
            <text:p>IITA-TMS-IBA974763</text:p>
          </table:table-cell>
          <table:table-cell office:value-type="string" calcext:value-type="string">
            <text:p>TMEB3</text:p>
          </table:table-cell>
          <table:table-cell office:value-type="float" office:value="0.008538267" calcext:value-type="float">
            <text:p>0.008538267</text:p>
          </table:table-cell>
          <table:table-cell office:value-type="float" office:value="70769" calcext:value-type="float">
            <text:p>70769</text:p>
          </table:table-cell>
          <table:table-cell office:value-type="float" office:value="289023" calcext:value-type="float">
            <text:p>289023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IITA-TMS-IBA051814</text:p>
          </table:table-cell>
          <table:table-cell office:value-type="string" calcext:value-type="string">
            <text:p>IITA-TMS-IBA940561</text:p>
          </table:table-cell>
          <table:table-cell office:value-type="string" calcext:value-type="string">
            <text:p>TMEB419</text:p>
          </table:table-cell>
          <table:table-cell office:value-type="float" office:value="0.006548228" calcext:value-type="float">
            <text:p>0.006548228</text:p>
          </table:table-cell>
          <table:table-cell office:value-type="float" office:value="66435" calcext:value-type="float">
            <text:p>66435</text:p>
          </table:table-cell>
          <table:table-cell office:value-type="float" office:value="293357" calcext:value-type="float">
            <text:p>29335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IITA-TMS-IBA060889</text:p>
          </table:table-cell>
          <table:table-cell table:number-columns-repeated="2" office:value-type="string" calcext:value-type="string">
            <text:p>IITA-TMS-IBA011371</text:p>
          </table:table-cell>
          <table:table-cell office:value-type="float" office:value="0.005180771" calcext:value-type="float">
            <text:p>0.005180771</text:p>
          </table:table-cell>
          <table:table-cell office:value-type="float" office:value="49750" calcext:value-type="float">
            <text:p>49750</text:p>
          </table:table-cell>
          <table:table-cell office:value-type="float" office:value="310042" calcext:value-type="float">
            <text:p>310042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IITA-TMS-IBA061155</text:p>
          </table:table-cell>
          <table:table-cell table:number-columns-repeated="2" office:value-type="string" calcext:value-type="string">
            <text:p>IITA-TMS-IBA011371</text:p>
          </table:table-cell>
          <table:table-cell office:value-type="float" office:value="0.004052341" calcext:value-type="float">
            <text:p>0.004052341</text:p>
          </table:table-cell>
          <table:table-cell office:value-type="float" office:value="49839" calcext:value-type="float">
            <text:p>49839</text:p>
          </table:table-cell>
          <table:table-cell office:value-type="float" office:value="309953" calcext:value-type="float">
            <text:p>30995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IITA-TMS-IBA061348</text:p>
          </table:table-cell>
          <table:table-cell office:value-type="string" calcext:value-type="string">
            <text:p>IITA-TMS-IBA9001554</text:p>
          </table:table-cell>
          <table:table-cell office:value-type="string" calcext:value-type="string">
            <text:p>IITA-TMS-IBA011659</text:p>
          </table:table-cell>
          <table:table-cell office:value-type="float" office:value="0.00559212" calcext:value-type="float">
            <text:p>0.00559212</text:p>
          </table:table-cell>
          <table:table-cell office:value-type="float" office:value="65386" calcext:value-type="float">
            <text:p>65386</text:p>
          </table:table-cell>
          <table:table-cell office:value-type="float" office:value="294406" calcext:value-type="float">
            <text:p>294406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IITA-TMS-IBA061404</text:p>
          </table:table-cell>
          <table:table-cell office:value-type="string" calcext:value-type="string">
            <text:p>IITA-TMS-IBA940330</text:p>
          </table:table-cell>
          <table:table-cell office:value-type="string" calcext:value-type="string">
            <text:p>IITA-TMS-IBA011368</text:p>
          </table:table-cell>
          <table:table-cell office:value-type="float" office:value="0.007999066" calcext:value-type="float">
            <text:p>0.007999066</text:p>
          </table:table-cell>
          <table:table-cell office:value-type="float" office:value="61287" calcext:value-type="float">
            <text:p>61287</text:p>
          </table:table-cell>
          <table:table-cell office:value-type="float" office:value="298505" calcext:value-type="float">
            <text:p>298505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IITA-TMS-IBA061577</text:p>
          </table:table-cell>
          <table:table-cell office:value-type="string" calcext:value-type="string">
            <text:p>IITA-TMS-IBA011273</text:p>
          </table:table-cell>
          <table:table-cell office:value-type="string" calcext:value-type="string">
            <text:p>IITA-TMS-IBA961089A</text:p>
          </table:table-cell>
          <table:table-cell office:value-type="float" office:value="0.005614355" calcext:value-type="float">
            <text:p>0.005614355</text:p>
          </table:table-cell>
          <table:table-cell office:value-type="float" office:value="64853" calcext:value-type="float">
            <text:p>64853</text:p>
          </table:table-cell>
          <table:table-cell office:value-type="float" office:value="294939" calcext:value-type="float">
            <text:p>294939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IITA-TMS-IBA061673</text:p>
          </table:table-cell>
          <table:table-cell office:value-type="string" calcext:value-type="string">
            <text:p>IITA-TMS-IBA011371</text:p>
          </table:table-cell>
          <table:table-cell office:value-type="string" calcext:value-type="string">
            <text:p>IITA-TMS-IBA940006</text:p>
          </table:table-cell>
          <table:table-cell office:value-type="float" office:value="0.009277583" calcext:value-type="float">
            <text:p>0.009277583</text:p>
          </table:table-cell>
          <table:table-cell office:value-type="float" office:value="65784" calcext:value-type="float">
            <text:p>65784</text:p>
          </table:table-cell>
          <table:table-cell office:value-type="float" office:value="294008" calcext:value-type="float">
            <text:p>294008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IITA-TMS-IBA061744</text:p>
          </table:table-cell>
          <table:table-cell office:value-type="string" calcext:value-type="string">
            <text:p>IITA-TMS-IBA011442</text:p>
          </table:table-cell>
          <table:table-cell office:value-type="string" calcext:value-type="string">
            <text:p>ICB5-10(80411)</text:p>
          </table:table-cell>
          <table:table-cell office:value-type="float" office:value="0.009713946" calcext:value-type="float">
            <text:p>0.009713946</text:p>
          </table:table-cell>
          <table:table-cell office:value-type="float" office:value="76184" calcext:value-type="float">
            <text:p>76184</text:p>
          </table:table-cell>
          <table:table-cell office:value-type="float" office:value="283608" calcext:value-type="float">
            <text:p>283608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IITA-TMS-IBA061766</text:p>
          </table:table-cell>
          <table:table-cell office:value-type="string" calcext:value-type="string">
            <text:p>IITA-TMS-IBA011442</text:p>
          </table:table-cell>
          <table:table-cell office:value-type="string" calcext:value-type="string">
            <text:p>IITA-TMS-IBA011368</text:p>
          </table:table-cell>
          <table:table-cell office:value-type="float" office:value="0.004435896" calcext:value-type="float">
            <text:p>0.004435896</text:p>
          </table:table-cell>
          <table:table-cell office:value-type="float" office:value="67815" calcext:value-type="float">
            <text:p>67815</text:p>
          </table:table-cell>
          <table:table-cell office:value-type="float" office:value="291977" calcext:value-type="float">
            <text:p>291977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IITA-TMS-IBA061771</text:p>
          </table:table-cell>
          <table:table-cell office:value-type="string" calcext:value-type="string">
            <text:p>IITA-TMS-IBA011442</text:p>
          </table:table-cell>
          <table:table-cell office:value-type="string" calcext:value-type="string">
            <text:p>IITA-TMS-IBA011368</text:p>
          </table:table-cell>
          <table:table-cell office:value-type="float" office:value="0.004524837" calcext:value-type="float">
            <text:p>0.004524837</text:p>
          </table:table-cell>
          <table:table-cell office:value-type="float" office:value="68436" calcext:value-type="float">
            <text:p>68436</text:p>
          </table:table-cell>
          <table:table-cell office:value-type="float" office:value="291356" calcext:value-type="float">
            <text:p>291356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IITA-TMS-IBA061856</text:p>
          </table:table-cell>
          <table:table-cell office:value-type="string" calcext:value-type="string">
            <text:p>IITA-TMS-IBA011646</text:p>
          </table:table-cell>
          <table:table-cell office:value-type="string" calcext:value-type="string">
            <text:p>IITA-TMS-IBA961089A</text:p>
          </table:table-cell>
          <table:table-cell office:value-type="float" office:value="0.005578223" calcext:value-type="float">
            <text:p>0.005578223</text:p>
          </table:table-cell>
          <table:table-cell office:value-type="float" office:value="65101" calcext:value-type="float">
            <text:p>65101</text:p>
          </table:table-cell>
          <table:table-cell office:value-type="float" office:value="294691" calcext:value-type="float">
            <text:p>29469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IITA-TMS-IBA062052</text:p>
          </table:table-cell>
          <table:table-cell office:value-type="string" calcext:value-type="string">
            <text:p>IITA-TMS-IBA011115</text:p>
          </table:table-cell>
          <table:table-cell office:value-type="string" calcext:value-type="string">
            <text:p>IITA-TMS-IBA011371</text:p>
          </table:table-cell>
          <table:table-cell office:value-type="float" office:value="0.005133522" calcext:value-type="float">
            <text:p>0.005133522</text:p>
          </table:table-cell>
          <table:table-cell office:value-type="float" office:value="62534" calcext:value-type="float">
            <text:p>62534</text:p>
          </table:table-cell>
          <table:table-cell office:value-type="float" office:value="297258" calcext:value-type="float">
            <text:p>297258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IITA-TMS-IBA062116</text:p>
          </table:table-cell>
          <table:table-cell office:value-type="string" calcext:value-type="string">
            <text:p>IITA-TMS-IBA9001554</text:p>
          </table:table-cell>
          <table:table-cell office:value-type="string" calcext:value-type="string">
            <text:p>IITA-TMS-IBA011659</text:p>
          </table:table-cell>
          <table:table-cell office:value-type="float" office:value="0.005350314" calcext:value-type="float">
            <text:p>0.005350314</text:p>
          </table:table-cell>
          <table:table-cell office:value-type="float" office:value="65353" calcext:value-type="float">
            <text:p>65353</text:p>
          </table:table-cell>
          <table:table-cell office:value-type="float" office:value="294439" calcext:value-type="float">
            <text:p>29443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IITA-TMS-IBA062231</text:p>
          </table:table-cell>
          <table:table-cell office:value-type="string" calcext:value-type="string">
            <text:p>IITA-TMS-IBA011442</text:p>
          </table:table-cell>
          <table:table-cell office:value-type="string" calcext:value-type="string">
            <text:p>IITA-TMS-IBA011659</text:p>
          </table:table-cell>
          <table:table-cell office:value-type="float" office:value="0.004427558" calcext:value-type="float">
            <text:p>0.004427558</text:p>
          </table:table-cell>
          <table:table-cell office:value-type="float" office:value="68718" calcext:value-type="float">
            <text:p>68718</text:p>
          </table:table-cell>
          <table:table-cell office:value-type="float" office:value="291074" calcext:value-type="float">
            <text:p>29107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IITA-TMS-IBA070045</text:p>
          </table:table-cell>
          <table:table-cell office:value-type="string" calcext:value-type="string">
            <text:p>IITA-TMS-IBA980002</text:p>
          </table:table-cell>
          <table:table-cell office:value-type="string" calcext:value-type="string">
            <text:p>IITA-TMS-IBA974779</text:p>
          </table:table-cell>
          <table:table-cell office:value-type="float" office:value="0.005330858" calcext:value-type="float">
            <text:p>0.005330858</text:p>
          </table:table-cell>
          <table:table-cell office:value-type="float" office:value="66941" calcext:value-type="float">
            <text:p>66941</text:p>
          </table:table-cell>
          <table:table-cell office:value-type="float" office:value="292851" calcext:value-type="float">
            <text:p>29285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IITA-TMS-IBA070048</text:p>
          </table:table-cell>
          <table:table-cell office:value-type="string" calcext:value-type="string">
            <text:p>IITA-TMS-IBA991702</text:p>
          </table:table-cell>
          <table:table-cell office:value-type="string" calcext:value-type="string">
            <text:p>IITA-TMS-IBA992123</text:p>
          </table:table-cell>
          <table:table-cell office:value-type="float" office:value="0.005678281" calcext:value-type="float">
            <text:p>0.005678281</text:p>
          </table:table-cell>
          <table:table-cell office:value-type="float" office:value="63888" calcext:value-type="float">
            <text:p>63888</text:p>
          </table:table-cell>
          <table:table-cell office:value-type="float" office:value="295904" calcext:value-type="float">
            <text:p>29590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IITA-TMS-IBA070094</text:p>
          </table:table-cell>
          <table:table-cell office:value-type="string" calcext:value-type="string">
            <text:p>IITA-TMS-IBA010085</text:p>
          </table:table-cell>
          <table:table-cell office:value-type="string" calcext:value-type="string">
            <text:p>IITA-TMS-IBA010131</text:p>
          </table:table-cell>
          <table:table-cell office:value-type="float" office:value="0.00572553" calcext:value-type="float">
            <text:p>0.00572553</text:p>
          </table:table-cell>
          <table:table-cell office:value-type="float" office:value="66872" calcext:value-type="float">
            <text:p>66872</text:p>
          </table:table-cell>
          <table:table-cell office:value-type="float" office:value="292920" calcext:value-type="float">
            <text:p>29292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IITA-TMS-IBA070481</text:p>
          </table:table-cell>
          <table:table-cell office:value-type="string" calcext:value-type="string">
            <text:p>IITA-TMS-IBA011371</text:p>
          </table:table-cell>
          <table:table-cell office:value-type="string" calcext:value-type="string">
            <text:p>IITA-TMS-IBA011335</text:p>
          </table:table-cell>
          <table:table-cell office:value-type="float" office:value="0.005155757" calcext:value-type="float">
            <text:p>0.005155757</text:p>
          </table:table-cell>
          <table:table-cell office:value-type="float" office:value="60760" calcext:value-type="float">
            <text:p>60760</text:p>
          </table:table-cell>
          <table:table-cell office:value-type="float" office:value="299032" calcext:value-type="float">
            <text:p>29903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IITA-TMS-IBA070498</text:p>
          </table:table-cell>
          <table:table-cell office:value-type="string" calcext:value-type="string">
            <text:p>IITA-TMS-IBA011413</text:p>
          </table:table-cell>
          <table:table-cell office:value-type="string" calcext:value-type="string">
            <text:p>IITA-TMS-IBA011335</text:p>
          </table:table-cell>
          <table:table-cell office:value-type="float" office:value="0.005064037" calcext:value-type="float">
            <text:p>0.005064037</text:p>
          </table:table-cell>
          <table:table-cell office:value-type="float" office:value="62864" calcext:value-type="float">
            <text:p>62864</text:p>
          </table:table-cell>
          <table:table-cell office:value-type="float" office:value="296928" calcext:value-type="float">
            <text:p>296928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IITA-TMS-IBA070520</text:p>
          </table:table-cell>
          <table:table-cell office:value-type="string" calcext:value-type="string">
            <text:p>IITA-TMS-IBA011442</text:p>
          </table:table-cell>
          <table:table-cell office:value-type="string" calcext:value-type="string">
            <text:p>IITA-TMS-IBA011412</text:p>
          </table:table-cell>
          <table:table-cell office:value-type="float" office:value="0.003376951" calcext:value-type="float">
            <text:p>0.003376951</text:p>
          </table:table-cell>
          <table:table-cell office:value-type="float" office:value="71876" calcext:value-type="float">
            <text:p>71876</text:p>
          </table:table-cell>
          <table:table-cell office:value-type="float" office:value="287916" calcext:value-type="float">
            <text:p>287916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IITA-TMS-IBA070553</text:p>
          </table:table-cell>
          <table:table-cell office:value-type="string" calcext:value-type="string">
            <text:p>IITA-TMS-IBA011663</text:p>
          </table:table-cell>
          <table:table-cell office:value-type="string" calcext:value-type="string">
            <text:p>IITA-TMS-IBA011335</text:p>
          </table:table-cell>
          <table:table-cell office:value-type="float" office:value="0.004799996" calcext:value-type="float">
            <text:p>0.004799996</text:p>
          </table:table-cell>
          <table:table-cell office:value-type="float" office:value="63004" calcext:value-type="float">
            <text:p>63004</text:p>
          </table:table-cell>
          <table:table-cell office:value-type="float" office:value="296788" calcext:value-type="float">
            <text:p>29678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IITA-TMS-IBA070874</text:p>
          </table:table-cell>
          <table:table-cell table:number-columns-repeated="2" office:value-type="string" calcext:value-type="string">
            <text:p>IITA-TMS-IBA011371</text:p>
          </table:table-cell>
          <table:table-cell office:value-type="float" office:value="0.002001156" calcext:value-type="float">
            <text:p>0.002001156</text:p>
          </table:table-cell>
          <table:table-cell office:value-type="float" office:value="40142" calcext:value-type="float">
            <text:p>40142</text:p>
          </table:table-cell>
          <table:table-cell office:value-type="float" office:value="319650" calcext:value-type="float">
            <text:p>31965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IITA-TMS-IBA070952</text:p>
          </table:table-cell>
          <table:table-cell table:number-columns-repeated="2" office:value-type="string" calcext:value-type="string">
            <text:p>IITA-TMS-IBA011442</text:p>
          </table:table-cell>
          <table:table-cell office:value-type="float" office:value="0.00915529" calcext:value-type="float">
            <text:p>0.00915529</text:p>
          </table:table-cell>
          <table:table-cell office:value-type="float" office:value="63296" calcext:value-type="float">
            <text:p>63296</text:p>
          </table:table-cell>
          <table:table-cell office:value-type="float" office:value="296496" calcext:value-type="float">
            <text:p>296496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IITA-TMS-IBA071295</text:p>
          </table:table-cell>
          <table:table-cell table:number-columns-repeated="2" office:value-type="string" calcext:value-type="string">
            <text:p>IITA-TMS-IBA961632</text:p>
          </table:table-cell>
          <table:table-cell office:value-type="float" office:value="0.004861142" calcext:value-type="float">
            <text:p>0.004861142</text:p>
          </table:table-cell>
          <table:table-cell office:value-type="float" office:value="52625" calcext:value-type="float">
            <text:p>52625</text:p>
          </table:table-cell>
          <table:table-cell office:value-type="float" office:value="307167" calcext:value-type="float">
            <text:p>307167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IITA-TMS-IBA090506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TMEB1937</text:p>
          </table:table-cell>
          <table:table-cell office:value-type="float" office:value="0.005136301" calcext:value-type="float">
            <text:p>0.005136301</text:p>
          </table:table-cell>
          <table:table-cell office:value-type="float" office:value="65241" calcext:value-type="float">
            <text:p>65241</text:p>
          </table:table-cell>
          <table:table-cell office:value-type="float" office:value="294551" calcext:value-type="float">
            <text:p>294551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IITA-TMS-IBA090521</text:p>
          </table:table-cell>
          <table:table-cell office:value-type="string" calcext:value-type="string">
            <text:p>IITA-TMS-IBA974763</text:p>
          </table:table-cell>
          <table:table-cell office:value-type="string" calcext:value-type="string">
            <text:p>MAUNJILI</text:p>
          </table:table-cell>
          <table:table-cell office:value-type="float" office:value="0.011481634" calcext:value-type="float">
            <text:p>0.011481634</text:p>
          </table:table-cell>
          <table:table-cell office:value-type="float" office:value="71789" calcext:value-type="float">
            <text:p>71789</text:p>
          </table:table-cell>
          <table:table-cell office:value-type="float" office:value="288003" calcext:value-type="float">
            <text:p>288003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IITA-TMS-IBA090522</text:p>
          </table:table-cell>
          <table:table-cell office:value-type="string" calcext:value-type="string">
            <text:p>IITA-TMS-IBA974763</text:p>
          </table:table-cell>
          <table:table-cell office:value-type="string" calcext:value-type="string">
            <text:p>MAUNJILI</text:p>
          </table:table-cell>
          <table:table-cell office:value-type="float" office:value="0.01154556" calcext:value-type="float">
            <text:p>0.01154556</text:p>
          </table:table-cell>
          <table:table-cell office:value-type="float" office:value="71680" calcext:value-type="float">
            <text:p>71680</text:p>
          </table:table-cell>
          <table:table-cell office:value-type="float" office:value="288112" calcext:value-type="float">
            <text:p>288112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IITA-TMS-IBA940330</text:p>
          </table:table-cell>
          <table:table-cell table:number-columns-repeated="2" office:value-type="string" calcext:value-type="string">
            <text:p>IITA-TMS-IBA9102325</text:p>
          </table:table-cell>
          <table:table-cell office:value-type="float" office:value="0.004255236" calcext:value-type="float">
            <text:p>0.004255236</text:p>
          </table:table-cell>
          <table:table-cell office:value-type="float" office:value="50279" calcext:value-type="float">
            <text:p>50279</text:p>
          </table:table-cell>
          <table:table-cell office:value-type="float" office:value="309513" calcext:value-type="float">
            <text:p>309513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IITA-TMS-IBA950289</text:p>
          </table:table-cell>
          <table:table-cell office:value-type="string" calcext:value-type="string">
            <text:p>IITA-TMS-IBA30572</text:p>
          </table:table-cell>
          <table:table-cell office:value-type="string" calcext:value-type="string">
            <text:p>TMEB1</text:p>
          </table:table-cell>
          <table:table-cell office:value-type="float" office:value="0.00572553" calcext:value-type="float">
            <text:p>0.00572553</text:p>
          </table:table-cell>
          <table:table-cell office:value-type="float" office:value="68752" calcext:value-type="float">
            <text:p>68752</text:p>
          </table:table-cell>
          <table:table-cell office:value-type="float" office:value="291040" calcext:value-type="float">
            <text:p>291040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IITA-TMS-IBA30572</text:p>
          </table:table-cell>
          <table:table-cell office:value-type="string" calcext:value-type="string">
            <text:p>TMEB6</text:p>
          </table:table-cell>
          <table:table-cell office:value-type="float" office:value="0.015186552" calcext:value-type="float">
            <text:p>0.015186552</text:p>
          </table:table-cell>
          <table:table-cell office:value-type="float" office:value="75090" calcext:value-type="float">
            <text:p>75090</text:p>
          </table:table-cell>
          <table:table-cell office:value-type="float" office:value="284702" calcext:value-type="float">
            <text:p>284702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NR110005</text:p>
          </table:table-cell>
          <table:table-cell table:number-columns-repeated="2" office:value-type="string" calcext:value-type="string">
            <text:p>IITA-TMS-IBA980581</text:p>
          </table:table-cell>
          <table:table-cell office:value-type="float" office:value="0.002026171" calcext:value-type="float">
            <text:p>0.002026171</text:p>
          </table:table-cell>
          <table:table-cell office:value-type="float" office:value="38635" calcext:value-type="float">
            <text:p>38635</text:p>
          </table:table-cell>
          <table:table-cell office:value-type="float" office:value="321157" calcext:value-type="float">
            <text:p>3211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R110009</text:p>
          </table:table-cell>
          <table:table-cell table:number-columns-repeated="2" office:value-type="string" calcext:value-type="string">
            <text:p>NR010004</text:p>
          </table:table-cell>
          <table:table-cell office:value-type="float" office:value="0.006564904" calcext:value-type="float">
            <text:p>0.006564904</text:p>
          </table:table-cell>
          <table:table-cell office:value-type="float" office:value="55775" calcext:value-type="float">
            <text:p>55775</text:p>
          </table:table-cell>
          <table:table-cell office:value-type="float" office:value="304017" calcext:value-type="float">
            <text:p>3040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R110012</text:p>
          </table:table-cell>
          <table:table-cell table:number-columns-repeated="2" office:value-type="string" calcext:value-type="string">
            <text:p>NR010004</text:p>
          </table:table-cell>
          <table:table-cell office:value-type="float" office:value="0.006047939" calcext:value-type="float">
            <text:p>0.006047939</text:p>
          </table:table-cell>
          <table:table-cell office:value-type="float" office:value="56348" calcext:value-type="float">
            <text:p>56348</text:p>
          </table:table-cell>
          <table:table-cell office:value-type="float" office:value="303444" calcext:value-type="float">
            <text:p>30344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R110014</text:p>
          </table:table-cell>
          <table:table-cell table:number-columns-repeated="2" office:value-type="string" calcext:value-type="string">
            <text:p>NR010004</text:p>
          </table:table-cell>
          <table:table-cell office:value-type="float" office:value="0.007023502" calcext:value-type="float">
            <text:p>0.007023502</text:p>
          </table:table-cell>
          <table:table-cell office:value-type="float" office:value="58556" calcext:value-type="float">
            <text:p>58556</text:p>
          </table:table-cell>
          <table:table-cell office:value-type="float" office:value="301236" calcext:value-type="float">
            <text:p>3012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NR110016</text:p>
          </table:table-cell>
          <table:table-cell table:number-columns-repeated="2" office:value-type="string" calcext:value-type="string">
            <text:p>NR010004</text:p>
          </table:table-cell>
          <table:table-cell office:value-type="float" office:value="0.006787255" calcext:value-type="float">
            <text:p>0.006787255</text:p>
          </table:table-cell>
          <table:table-cell office:value-type="float" office:value="56800" calcext:value-type="float">
            <text:p>56800</text:p>
          </table:table-cell>
          <table:table-cell office:value-type="float" office:value="302992" calcext:value-type="float">
            <text:p>30299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NR110017</text:p>
          </table:table-cell>
          <table:table-cell table:number-columns-repeated="2" office:value-type="string" calcext:value-type="string">
            <text:p>NR010004</text:p>
          </table:table-cell>
          <table:table-cell office:value-type="float" office:value="0.010859052" calcext:value-type="float">
            <text:p>0.010859052</text:p>
          </table:table-cell>
          <table:table-cell office:value-type="float" office:value="60871" calcext:value-type="float">
            <text:p>60871</text:p>
          </table:table-cell>
          <table:table-cell office:value-type="float" office:value="298921" calcext:value-type="float">
            <text:p>29892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NR110043</text:p>
          </table:table-cell>
          <table:table-cell office:value-type="string" calcext:value-type="string">
            <text:p>NR8212</text:p>
          </table:table-cell>
          <table:table-cell office:value-type="string" calcext:value-type="string">
            <text:p>IITA-TMS-IBA011368</text:p>
          </table:table-cell>
          <table:table-cell office:value-type="float" office:value="0.0104616" calcext:value-type="float">
            <text:p>0.0104616</text:p>
          </table:table-cell>
          <table:table-cell office:value-type="float" office:value="68594" calcext:value-type="float">
            <text:p>68594</text:p>
          </table:table-cell>
          <table:table-cell office:value-type="float" office:value="291198" calcext:value-type="float">
            <text:p>291198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NR110044</text:p>
          </table:table-cell>
          <table:table-cell office:value-type="string" calcext:value-type="string">
            <text:p>NR87184</text:p>
          </table:table-cell>
          <table:table-cell office:value-type="string" calcext:value-type="string">
            <text:p>IITA-TMS-IBA972205</text:p>
          </table:table-cell>
          <table:table-cell office:value-type="float" office:value="0.014302708" calcext:value-type="float">
            <text:p>0.014302708</text:p>
          </table:table-cell>
          <table:table-cell office:value-type="float" office:value="74193" calcext:value-type="float">
            <text:p>74193</text:p>
          </table:table-cell>
          <table:table-cell office:value-type="float" office:value="285599" calcext:value-type="float">
            <text:p>28559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R110048</text:p>
          </table:table-cell>
          <table:table-cell office:value-type="string" calcext:value-type="string">
            <text:p>NR87184</text:p>
          </table:table-cell>
          <table:table-cell office:value-type="string" calcext:value-type="string">
            <text:p>TMS911730</text:p>
          </table:table-cell>
          <table:table-cell office:value-type="float" office:value="0.011142549" calcext:value-type="float">
            <text:p>0.011142549</text:p>
          </table:table-cell>
          <table:table-cell office:value-type="float" office:value="68113" calcext:value-type="float">
            <text:p>68113</text:p>
          </table:table-cell>
          <table:table-cell office:value-type="float" office:value="291679" calcext:value-type="float">
            <text:p>291679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NR110052</text:p>
          </table:table-cell>
          <table:table-cell office:value-type="string" calcext:value-type="string">
            <text:p>TMS870052</text:p>
          </table:table-cell>
          <table:table-cell office:value-type="string" calcext:value-type="string">
            <text:p>IITA-TMS-IBA011335</text:p>
          </table:table-cell>
          <table:table-cell office:value-type="float" office:value="0.011478854" calcext:value-type="float">
            <text:p>0.011478854</text:p>
          </table:table-cell>
          <table:table-cell office:value-type="float" office:value="66487" calcext:value-type="float">
            <text:p>66487</text:p>
          </table:table-cell>
          <table:table-cell office:value-type="float" office:value="293305" calcext:value-type="float">
            <text:p>293305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NR110072</text:p>
          </table:table-cell>
          <table:table-cell office:value-type="string" calcext:value-type="string">
            <text:p>TMS000355</text:p>
          </table:table-cell>
          <table:table-cell office:value-type="string" calcext:value-type="string">
            <text:p>IITA-TMS-IBA980002</text:p>
          </table:table-cell>
          <table:table-cell office:value-type="float" office:value="0.016709654" calcext:value-type="float">
            <text:p>0.016709654</text:p>
          </table:table-cell>
          <table:table-cell office:value-type="float" office:value="70683" calcext:value-type="float">
            <text:p>70683</text:p>
          </table:table-cell>
          <table:table-cell office:value-type="float" office:value="289109" calcext:value-type="float">
            <text:p>289109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NR110080</text:p>
          </table:table-cell>
          <table:table-cell office:value-type="string" calcext:value-type="string">
            <text:p>IITA-TMS-IBA010090</text:p>
          </table:table-cell>
          <table:table-cell office:value-type="string" calcext:value-type="string">
            <text:p>IITA-TMS-IBA011368</text:p>
          </table:table-cell>
          <table:table-cell office:value-type="float" office:value="0.021748677" calcext:value-type="float">
            <text:p>0.021748677</text:p>
          </table:table-cell>
          <table:table-cell office:value-type="float" office:value="60629" calcext:value-type="float">
            <text:p>60629</text:p>
          </table:table-cell>
          <table:table-cell office:value-type="float" office:value="299163" calcext:value-type="float">
            <text:p>299163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NR110081</text:p>
          </table:table-cell>
          <table:table-cell office:value-type="string" calcext:value-type="string">
            <text:p>IITA-TMS-IBA010090</text:p>
          </table:table-cell>
          <table:table-cell office:value-type="string" calcext:value-type="string">
            <text:p>IITA-TMS-IBA011368</text:p>
          </table:table-cell>
          <table:table-cell office:value-type="float" office:value="0.015520078" calcext:value-type="float">
            <text:p>0.015520078</text:p>
          </table:table-cell>
          <table:table-cell office:value-type="float" office:value="60744" calcext:value-type="float">
            <text:p>60744</text:p>
          </table:table-cell>
          <table:table-cell office:value-type="float" office:value="299048" calcext:value-type="float">
            <text:p>299048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NR110083</text:p>
          </table:table-cell>
          <table:table-cell office:value-type="string" calcext:value-type="string">
            <text:p>IITA-TMS-IBA010090</text:p>
          </table:table-cell>
          <table:table-cell office:value-type="string" calcext:value-type="string">
            <text:p>IITA-TMS-WAR940038</text:p>
          </table:table-cell>
          <table:table-cell office:value-type="float" office:value="0.012623961" calcext:value-type="float">
            <text:p>0.012623961</text:p>
          </table:table-cell>
          <table:table-cell office:value-type="float" office:value="63850" calcext:value-type="float">
            <text:p>63850</text:p>
          </table:table-cell>
          <table:table-cell office:value-type="float" office:value="295942" calcext:value-type="float">
            <text:p>29594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NR110104</text:p>
          </table:table-cell>
          <table:table-cell office:value-type="string" calcext:value-type="string">
            <text:p>IITA-TMS-IBA010090</text:p>
          </table:table-cell>
          <table:table-cell office:value-type="string" calcext:value-type="string">
            <text:p>IITA-TMS-IBA980002</text:p>
          </table:table-cell>
          <table:table-cell office:value-type="float" office:value="0.013204852" calcext:value-type="float">
            <text:p>0.013204852</text:p>
          </table:table-cell>
          <table:table-cell office:value-type="float" office:value="62105" calcext:value-type="float">
            <text:p>62105</text:p>
          </table:table-cell>
          <table:table-cell office:value-type="float" office:value="297687" calcext:value-type="float">
            <text:p>297687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NR110105</text:p>
          </table:table-cell>
          <table:table-cell office:value-type="string" calcext:value-type="string">
            <text:p>IITA-TMS-IBA010090</text:p>
          </table:table-cell>
          <table:table-cell office:value-type="string" calcext:value-type="string">
            <text:p>IITA-TMS-IBA980002</text:p>
          </table:table-cell>
          <table:table-cell office:value-type="float" office:value="0.013510584" calcext:value-type="float">
            <text:p>0.013510584</text:p>
          </table:table-cell>
          <table:table-cell office:value-type="float" office:value="62254" calcext:value-type="float">
            <text:p>62254</text:p>
          </table:table-cell>
          <table:table-cell office:value-type="float" office:value="297538" calcext:value-type="float">
            <text:p>29753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NR110106</text:p>
          </table:table-cell>
          <table:table-cell office:value-type="string" calcext:value-type="string">
            <text:p>IITA-TMS-IBA010090</text:p>
          </table:table-cell>
          <table:table-cell office:value-type="string" calcext:value-type="string">
            <text:p>IITA-TMS-IBA980002</text:p>
          </table:table-cell>
          <table:table-cell office:value-type="float" office:value="0.013332703" calcext:value-type="float">
            <text:p>0.013332703</text:p>
          </table:table-cell>
          <table:table-cell office:value-type="float" office:value="62026" calcext:value-type="float">
            <text:p>62026</text:p>
          </table:table-cell>
          <table:table-cell office:value-type="float" office:value="297766" calcext:value-type="float">
            <text:p>297766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NR110108</text:p>
          </table:table-cell>
          <table:table-cell office:value-type="string" calcext:value-type="string">
            <text:p>IITA-TMS-IBA010090</text:p>
          </table:table-cell>
          <table:table-cell office:value-type="string" calcext:value-type="string">
            <text:p>IITA-TMS-IBA980002</text:p>
          </table:table-cell>
          <table:table-cell office:value-type="float" office:value="0.012818517" calcext:value-type="float">
            <text:p>0.012818517</text:p>
          </table:table-cell>
          <table:table-cell office:value-type="float" office:value="61855" calcext:value-type="float">
            <text:p>61855</text:p>
          </table:table-cell>
          <table:table-cell office:value-type="float" office:value="297937" calcext:value-type="float">
            <text:p>297937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NR110109</text:p>
          </table:table-cell>
          <table:table-cell office:value-type="string" calcext:value-type="string">
            <text:p>IITA-TMS-IBA010090</text:p>
          </table:table-cell>
          <table:table-cell office:value-type="string" calcext:value-type="string">
            <text:p>IITA-TMS-IBA980002</text:p>
          </table:table-cell>
          <table:table-cell office:value-type="float" office:value="0.012849091" calcext:value-type="float">
            <text:p>0.012849091</text:p>
          </table:table-cell>
          <table:table-cell office:value-type="float" office:value="61768" calcext:value-type="float">
            <text:p>61768</text:p>
          </table:table-cell>
          <table:table-cell office:value-type="float" office:value="298024" calcext:value-type="float">
            <text:p>298024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NR110110</text:p>
          </table:table-cell>
          <table:table-cell office:value-type="string" calcext:value-type="string">
            <text:p>IITA-TMS-IBA010090</text:p>
          </table:table-cell>
          <table:table-cell office:value-type="string" calcext:value-type="string">
            <text:p>IITA-TMS-IBA980002</text:p>
          </table:table-cell>
          <table:table-cell office:value-type="float" office:value="0.013129808" calcext:value-type="float">
            <text:p>0.013129808</text:p>
          </table:table-cell>
          <table:table-cell office:value-type="float" office:value="62192" calcext:value-type="float">
            <text:p>62192</text:p>
          </table:table-cell>
          <table:table-cell office:value-type="float" office:value="297600" calcext:value-type="float">
            <text:p>29760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R110112</text:p>
          </table:table-cell>
          <table:table-cell office:value-type="string" calcext:value-type="string">
            <text:p>IITA-TMS-IBA010103</text:p>
          </table:table-cell>
          <table:table-cell office:value-type="string" calcext:value-type="string">
            <text:p>TMS911730</text:p>
          </table:table-cell>
          <table:table-cell office:value-type="float" office:value="0.019152733" calcext:value-type="float">
            <text:p>0.019152733</text:p>
          </table:table-cell>
          <table:table-cell office:value-type="float" office:value="70994" calcext:value-type="float">
            <text:p>70994</text:p>
          </table:table-cell>
          <table:table-cell office:value-type="float" office:value="288798" calcext:value-type="float">
            <text:p>28879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NR110118</text:p>
          </table:table-cell>
          <table:table-cell office:value-type="string" calcext:value-type="string">
            <text:p>IITA-TMS-IBA011335</text:p>
          </table:table-cell>
          <table:table-cell office:value-type="string" calcext:value-type="string">
            <text:p>IITA-TMS-IBA980002</text:p>
          </table:table-cell>
          <table:table-cell office:value-type="float" office:value="0.012543358" calcext:value-type="float">
            <text:p>0.012543358</text:p>
          </table:table-cell>
          <table:table-cell office:value-type="float" office:value="68406" calcext:value-type="float">
            <text:p>68406</text:p>
          </table:table-cell>
          <table:table-cell office:value-type="float" office:value="291386" calcext:value-type="float">
            <text:p>291386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NR110122</text:p>
          </table:table-cell>
          <table:table-cell office:value-type="string" calcext:value-type="string">
            <text:p>IITA-TMS-IBA011368</text:p>
          </table:table-cell>
          <table:table-cell office:value-type="string" calcext:value-type="string">
            <text:p>IITA-TMS-IBA011442</text:p>
          </table:table-cell>
          <table:table-cell office:value-type="float" office:value="0.007512674" calcext:value-type="float">
            <text:p>0.007512674</text:p>
          </table:table-cell>
          <table:table-cell office:value-type="float" office:value="74529" calcext:value-type="float">
            <text:p>74529</text:p>
          </table:table-cell>
          <table:table-cell office:value-type="float" office:value="285263" calcext:value-type="float">
            <text:p>285263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NR110141</text:p>
          </table:table-cell>
          <table:table-cell office:value-type="string" calcext:value-type="string">
            <text:p>IITA-TMS-IBA011371</text:p>
          </table:table-cell>
          <table:table-cell office:value-type="string" calcext:value-type="string">
            <text:p>IITA-TMS-IBA011368</text:p>
          </table:table-cell>
          <table:table-cell office:value-type="float" office:value="0.006336995" calcext:value-type="float">
            <text:p>0.006336995</text:p>
          </table:table-cell>
          <table:table-cell office:value-type="float" office:value="58525" calcext:value-type="float">
            <text:p>58525</text:p>
          </table:table-cell>
          <table:table-cell office:value-type="float" office:value="301267" calcext:value-type="float">
            <text:p>301267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NR110143</text:p>
          </table:table-cell>
          <table:table-cell office:value-type="string" calcext:value-type="string">
            <text:p>IITA-TMS-IBA011371</text:p>
          </table:table-cell>
          <table:table-cell office:value-type="string" calcext:value-type="string">
            <text:p>IITA-TMS-IBA011368</text:p>
          </table:table-cell>
          <table:table-cell office:value-type="float" office:value="0.012629519" calcext:value-type="float">
            <text:p>0.012629519</text:p>
          </table:table-cell>
          <table:table-cell office:value-type="float" office:value="60951" calcext:value-type="float">
            <text:p>60951</text:p>
          </table:table-cell>
          <table:table-cell office:value-type="float" office:value="298841" calcext:value-type="float">
            <text:p>298841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NR110158</text:p>
          </table:table-cell>
          <table:table-cell office:value-type="string" calcext:value-type="string">
            <text:p>IITA-TMS-IBA011560</text:p>
          </table:table-cell>
          <table:table-cell office:value-type="string" calcext:value-type="string">
            <text:p>IITA-TMS-IBA972205</text:p>
          </table:table-cell>
          <table:table-cell office:value-type="float" office:value="0.014505603" calcext:value-type="float">
            <text:p>0.014505603</text:p>
          </table:table-cell>
          <table:table-cell office:value-type="float" office:value="71708" calcext:value-type="float">
            <text:p>71708</text:p>
          </table:table-cell>
          <table:table-cell office:value-type="float" office:value="288084" calcext:value-type="float">
            <text:p>288084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NR110183</text:p>
          </table:table-cell>
          <table:table-cell office:value-type="string" calcext:value-type="string">
            <text:p>W940006</text:p>
          </table:table-cell>
          <table:table-cell office:value-type="string" calcext:value-type="string">
            <text:p>IITA-TMS-IBA011371</text:p>
          </table:table-cell>
          <table:table-cell office:value-type="float" office:value="0.003796638" calcext:value-type="float">
            <text:p>0.003796638</text:p>
          </table:table-cell>
          <table:table-cell office:value-type="float" office:value="60809" calcext:value-type="float">
            <text:p>60809</text:p>
          </table:table-cell>
          <table:table-cell office:value-type="float" office:value="298983" calcext:value-type="float">
            <text:p>298983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NR110194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IITA-TMS-IBA011442</text:p>
          </table:table-cell>
          <table:table-cell office:value-type="float" office:value="0.009472139" calcext:value-type="float">
            <text:p>0.009472139</text:p>
          </table:table-cell>
          <table:table-cell office:value-type="float" office:value="77239" calcext:value-type="float">
            <text:p>77239</text:p>
          </table:table-cell>
          <table:table-cell office:value-type="float" office:value="282553" calcext:value-type="float">
            <text:p>282553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NR110213</text:p>
          </table:table-cell>
          <table:table-cell office:value-type="string" calcext:value-type="string">
            <text:p>IITA-TMS-MMM96JW1</text:p>
          </table:table-cell>
          <table:table-cell office:value-type="string" calcext:value-type="string">
            <text:p>IITA-TMS-IBA980581</text:p>
          </table:table-cell>
          <table:table-cell office:value-type="float" office:value="0.014761307" calcext:value-type="float">
            <text:p>0.014761307</text:p>
          </table:table-cell>
          <table:table-cell office:value-type="float" office:value="68065" calcext:value-type="float">
            <text:p>68065</text:p>
          </table:table-cell>
          <table:table-cell office:value-type="float" office:value="291727" calcext:value-type="float">
            <text:p>291727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NR110214</text:p>
          </table:table-cell>
          <table:table-cell office:value-type="string" calcext:value-type="string">
            <text:p>IITA-TMS-MMM96JW1</text:p>
          </table:table-cell>
          <table:table-cell office:value-type="string" calcext:value-type="string">
            <text:p>IITA-TMS-IBA980581</text:p>
          </table:table-cell>
          <table:table-cell office:value-type="float" office:value="0.015281051" calcext:value-type="float">
            <text:p>0.015281051</text:p>
          </table:table-cell>
          <table:table-cell office:value-type="float" office:value="68773" calcext:value-type="float">
            <text:p>68773</text:p>
          </table:table-cell>
          <table:table-cell office:value-type="float" office:value="291019" calcext:value-type="float">
            <text:p>29101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UG120078</text:p>
          </table:table-cell>
          <table:table-cell table:number-columns-repeated="2" office:value-type="string" calcext:value-type="string">
            <text:p>UG110039</text:p>
          </table:table-cell>
          <table:table-cell office:value-type="float" office:value="0.020731423" calcext:value-type="float">
            <text:p>0.020731423</text:p>
          </table:table-cell>
          <table:table-cell office:value-type="float" office:value="50817" calcext:value-type="float">
            <text:p>50817</text:p>
          </table:table-cell>
          <table:table-cell office:value-type="float" office:value="308975" calcext:value-type="float">
            <text:p>30897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UG120088</text:p>
          </table:table-cell>
          <table:table-cell table:number-columns-repeated="2" office:value-type="string" calcext:value-type="string">
            <text:p>UG110017</text:p>
          </table:table-cell>
          <table:table-cell office:value-type="float" office:value="0.019083248" calcext:value-type="float">
            <text:p>0.019083248</text:p>
          </table:table-cell>
          <table:table-cell office:value-type="float" office:value="50644" calcext:value-type="float">
            <text:p>50644</text:p>
          </table:table-cell>
          <table:table-cell office:value-type="float" office:value="309148" calcext:value-type="float">
            <text:p>3091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UG120104</text:p>
          </table:table-cell>
          <table:table-cell table:number-columns-repeated="2" office:value-type="string" calcext:value-type="string">
            <text:p>UG110003</text:p>
          </table:table-cell>
          <table:table-cell office:value-type="float" office:value="0.004883377" calcext:value-type="float">
            <text:p>0.004883377</text:p>
          </table:table-cell>
          <table:table-cell office:value-type="float" office:value="52212" calcext:value-type="float">
            <text:p>52212</text:p>
          </table:table-cell>
          <table:table-cell office:value-type="float" office:value="307580" calcext:value-type="float">
            <text:p>30758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UG120126</text:p>
          </table:table-cell>
          <table:table-cell table:number-columns-repeated="2" office:value-type="string" calcext:value-type="string">
            <text:p>UG110017</text:p>
          </table:table-cell>
          <table:table-cell office:value-type="float" office:value="0.003727153" calcext:value-type="float">
            <text:p>0.003727153</text:p>
          </table:table-cell>
          <table:table-cell office:value-type="float" office:value="44973" calcext:value-type="float">
            <text:p>44973</text:p>
          </table:table-cell>
          <table:table-cell office:value-type="float" office:value="314819" calcext:value-type="float">
            <text:p>31481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UG120127</text:p>
          </table:table-cell>
          <table:table-cell table:number-columns-repeated="2" office:value-type="string" calcext:value-type="string">
            <text:p>UG110017</text:p>
          </table:table-cell>
          <table:table-cell office:value-type="float" office:value="0.003624316" calcext:value-type="float">
            <text:p>0.003624316</text:p>
          </table:table-cell>
          <table:table-cell office:value-type="float" office:value="45965" calcext:value-type="float">
            <text:p>45965</text:p>
          </table:table-cell>
          <table:table-cell office:value-type="float" office:value="313827" calcext:value-type="float">
            <text:p>31382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UG120129</text:p>
          </table:table-cell>
          <table:table-cell table:number-columns-repeated="2" office:value-type="string" calcext:value-type="string">
            <text:p>UG110017</text:p>
          </table:table-cell>
          <table:table-cell office:value-type="float" office:value="0.003682683" calcext:value-type="float">
            <text:p>0.003682683</text:p>
          </table:table-cell>
          <table:table-cell office:value-type="float" office:value="48534" calcext:value-type="float">
            <text:p>48534</text:p>
          </table:table-cell>
          <table:table-cell office:value-type="float" office:value="311258" calcext:value-type="float">
            <text:p>31125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UG120130</text:p>
          </table:table-cell>
          <table:table-cell table:number-columns-repeated="2" office:value-type="string" calcext:value-type="string">
            <text:p>UG110017</text:p>
          </table:table-cell>
          <table:table-cell office:value-type="float" office:value="0.016734669" calcext:value-type="float">
            <text:p>0.016734669</text:p>
          </table:table-cell>
          <table:table-cell office:value-type="float" office:value="52219" calcext:value-type="float">
            <text:p>52219</text:p>
          </table:table-cell>
          <table:table-cell office:value-type="float" office:value="307573" calcext:value-type="float">
            <text:p>30757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UG120136</text:p>
          </table:table-cell>
          <table:table-cell table:number-columns-repeated="2" office:value-type="string" calcext:value-type="string">
            <text:p>UG110039</text:p>
          </table:table-cell>
          <table:table-cell office:value-type="float" office:value="0.016092631" calcext:value-type="float">
            <text:p>0.016092631</text:p>
          </table:table-cell>
          <table:table-cell office:value-type="float" office:value="54702" calcext:value-type="float">
            <text:p>54702</text:p>
          </table:table-cell>
          <table:table-cell office:value-type="float" office:value="305090" calcext:value-type="float">
            <text:p>30509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UG120138</text:p>
          </table:table-cell>
          <table:table-cell table:number-columns-repeated="2" office:value-type="string" calcext:value-type="string">
            <text:p>UG110039</text:p>
          </table:table-cell>
          <table:table-cell office:value-type="float" office:value="0.014530618" calcext:value-type="float">
            <text:p>0.014530618</text:p>
          </table:table-cell>
          <table:table-cell office:value-type="float" office:value="57384" calcext:value-type="float">
            <text:p>57384</text:p>
          </table:table-cell>
          <table:table-cell office:value-type="float" office:value="302408" calcext:value-type="float">
            <text:p>30240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UG120140</text:p>
          </table:table-cell>
          <table:table-cell table:number-columns-repeated="2" office:value-type="string" calcext:value-type="string">
            <text:p>UG110003</text:p>
          </table:table-cell>
          <table:table-cell office:value-type="float" office:value="0.004805554" calcext:value-type="float">
            <text:p>0.004805554</text:p>
          </table:table-cell>
          <table:table-cell office:value-type="float" office:value="54838" calcext:value-type="float">
            <text:p>54838</text:p>
          </table:table-cell>
          <table:table-cell office:value-type="float" office:value="304954" calcext:value-type="float">
            <text:p>30495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UG120142</text:p>
          </table:table-cell>
          <table:table-cell table:number-columns-repeated="2" office:value-type="string" calcext:value-type="string">
            <text:p>UG110003</text:p>
          </table:table-cell>
          <table:table-cell office:value-type="float" office:value="0.00518633" calcext:value-type="float">
            <text:p>0.00518633</text:p>
          </table:table-cell>
          <table:table-cell office:value-type="float" office:value="54677" calcext:value-type="float">
            <text:p>54677</text:p>
          </table:table-cell>
          <table:table-cell office:value-type="float" office:value="305115" calcext:value-type="float">
            <text:p>3051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UG120145</text:p>
          </table:table-cell>
          <table:table-cell table:number-columns-repeated="2" office:value-type="string" calcext:value-type="string">
            <text:p>UG110003</text:p>
          </table:table-cell>
          <table:table-cell office:value-type="float" office:value="0.004891715" calcext:value-type="float">
            <text:p>0.004891715</text:p>
          </table:table-cell>
          <table:table-cell office:value-type="float" office:value="53282" calcext:value-type="float">
            <text:p>53282</text:p>
          </table:table-cell>
          <table:table-cell office:value-type="float" office:value="306510" calcext:value-type="float">
            <text:p>30651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UG120162</text:p>
          </table:table-cell>
          <table:table-cell table:number-columns-repeated="2" office:value-type="string" calcext:value-type="string">
            <text:p>UG110014</text:p>
          </table:table-cell>
          <table:table-cell office:value-type="float" office:value="0.004783319" calcext:value-type="float">
            <text:p>0.004783319</text:p>
          </table:table-cell>
          <table:table-cell office:value-type="float" office:value="49721" calcext:value-type="float">
            <text:p>49721</text:p>
          </table:table-cell>
          <table:table-cell office:value-type="float" office:value="310071" calcext:value-type="float">
            <text:p>31007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UG120165</text:p>
          </table:table-cell>
          <table:table-cell table:number-columns-repeated="2" office:value-type="string" calcext:value-type="string">
            <text:p>UG110014</text:p>
          </table:table-cell>
          <table:table-cell office:value-type="float" office:value="0.004241339" calcext:value-type="float">
            <text:p>0.004241339</text:p>
          </table:table-cell>
          <table:table-cell office:value-type="float" office:value="49573" calcext:value-type="float">
            <text:p>49573</text:p>
          </table:table-cell>
          <table:table-cell office:value-type="float" office:value="310219" calcext:value-type="float">
            <text:p>3102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2:13:20.488098288</meta:creation-date>
    <dc:date>2017-06-22T12:13:54.505245999</dc:date>
    <meta:editing-duration>PT34S</meta:editing-duration>
    <meta:editing-cycles>1</meta:editing-cycles>
    <meta:document-statistic meta:table-count="1" meta:cell-count="854" meta:object-count="0"/>
    <meta:generator>LibreOffice/5.1.6.2$Linux_X86_64 LibreOffice_project/10m0$Build-2</meta:generator>
  </office:meta>
</office:document-meta>
</file>